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p text:style-name="Standard"/>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p text:style-name="Standard"/>,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p text:style-name="Standard"/>,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p text:style-name="Standard"/>,
                                            <text:list xml:id="list_Button (Dashboard)16" text:continue-numbering="true" text:continue-list="list_Button (Dashboard)15"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7" text:continue-numbering="true" text:continue-list="list_Button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19" text:continue-numbering="true" text:continue-list="list_Button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 (Dashboard)20" text:continue-numbering="true" text:continue-list="list_Button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 (Dashboard)21" text:continue-numbering="true" text:continue-list="list_Button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